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4375in"/>
    </style:style>
    <style:style style:name="TestCases.B" style:family="table-column">
      <style:table-column-properties style:column-width="2.0243in"/>
    </style:style>
    <style:style style:name="TestCases.C" style:family="table-column">
      <style:table-column-properties style:column-width="1.7313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9271in" fo:margin-left="0in" table:align="left" style:may-break-between-rows="false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1.7313in"/>
    </style:style>
    <style:style style:name="Table1.D" style:family="table-column">
      <style:table-column-properties style:column-width="1.73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14" style:family="paragraph" style:parent-style-name="Table_20_Contents">
      <style:paragraph-properties fo:text-align="start" style:justify-single-word="false"/>
      <style:text-properties officeooo:paragraph-rsid="0026f1fc"/>
    </style:style>
    <style:style style:name="P15" style:family="paragraph" style:parent-style-name="Table_20_Contents">
      <style:paragraph-properties fo:text-align="start" style:justify-single-word="false"/>
      <style:text-properties officeooo:rsid="00239962" officeooo:paragraph-rsid="0026f1fc"/>
    </style:style>
    <style:style style:name="P16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7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26f1fc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officeooo:rsid="002d10de" officeooo:paragraph-rsid="002e66f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officeooo:rsid="002e66f7" officeooo:paragraph-rsid="002e66f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e66f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officeooo:paragraph-rsid="002e66f7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2c9cd6" officeooo:paragraph-rsid="002c9cd6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officeooo:rsid="002d10de" officeooo:paragraph-rsid="002d10de"/>
    </style:style>
    <style:style style:name="P32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33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34" style:family="paragraph" style:parent-style-name="Table_20_Contents">
      <style:paragraph-properties fo:text-align="start" style:justify-single-word="false"/>
      <style:text-properties officeooo:paragraph-rsid="002e66f7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2d10de" officeooo:paragraph-rsid="002d10de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2d10de" officeooo:paragraph-rsid="002e66f7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officeooo:rsid="002e66f7" officeooo:paragraph-rsid="002e66f7"/>
    </style:style>
    <style:style style:name="P38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T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57751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6f1fc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2e66f7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229abe" style:font-size-asian="12pt" style:font-size-complex="12pt"/>
    </style:style>
    <style:style style:name="T14" style:family="text">
      <style:text-properties style:font-name="Liberation Sans" fo:font-size="12pt" officeooo:rsid="00257751" style:font-size-asian="12pt" style:font-size-complex="12pt"/>
    </style:style>
    <style:style style:name="T15" style:family="text">
      <style:text-properties officeooo:rsid="002803fd"/>
    </style:style>
    <style:style style:name="T16" style:family="text">
      <style:text-properties officeooo:rsid="002c9cd6"/>
    </style:style>
    <style:style style:name="T17" style:family="text">
      <style:text-properties officeooo:rsid="002e66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6">3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16">Item</text:p>
          </table:table-cell>
          <table:table-cell table:style-name="Style.A1" office:value-type="string">
            <text:p text:style-name="P16">Notes</text:p>
          </table:table-cell>
          <table:table-cell table:style-name="Style.A1" office:value-type="string">
            <text:p text:style-name="P16">Points Possible</text:p>
          </table:table-cell>
          <table:table-cell table:style-name="Style.D1" office:value-type="string">
            <text:p text:style-name="P16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1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1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1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2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3">Variable names are meaningful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3">File <text:span text:style-name="T16">stream</text:span> is closed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31">3 do...while and 3 while loops used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3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30">User are promted with possible responses 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30">Variables are the correct typ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4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/>
      <text:p text:style-name="P18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17">Input</text:p>
          </table:table-cell>
          <table:table-cell table:style-name="TestCases.A1" office:value-type="string">
            <text:p text:style-name="P17">Expected Output</text:p>
          </table:table-cell>
          <table:table-cell table:style-name="TestCases.A1" office:value-type="string">
            <text:p text:style-name="P16">Points Possible</text:p>
          </table:table-cell>
          <table:table-cell table:style-name="TestCases.D1" office:value-type="string">
            <text:p text:style-name="P16">Points Earned</text:p>
          </table:table-cell>
        </table:table-row>
        <table:table-row>
          <table:table-cell table:style-name="TestCases.A2" office:value-type="string">
            <text:p text:style-name="P22">1</text:p>
            <text:p text:style-name="P22">CS</text:p>
            <text:p text:style-name="P22">1428</text:p>
            <text:p text:style-name="P22">F</text:p>
            <text:p text:style-name="P22">2020</text:p>
            <text:p text:style-name="P22">L</text:p>
            <text:p text:style-name="P22">y</text:p>
          </table:table-cell>
          <table:table-cell table:style-name="TestCases.A2" office:value-type="string">
            <text:p text:style-name="P32"><text:span text:style-name="T3">c</text:span><text:span text:style-name="T2">out:</text:span></text:p>
            <text:p text:style-name="P35"><text:span text:style-name="T13">C</text:span><text:span text:style-name="T12">S-1428, F 2020, L</text:span></text:p>
            <text:p text:style-name="P32"><text:span text:style-name="T4">f</text:span><text:span text:style-name="T2">ile:</text:span></text:p>
            <text:p text:style-name="P35"><text:span text:style-name="T13">C</text:span><text:span text:style-name="T14">S-1428, F 2020, L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2">1</text:p>
            <text:p text:style-name="P22">CE</text:p>
            <text:p text:style-name="P22">CS</text:p>
            <text:p text:style-name="P22">1428</text:p>
            <text:p text:style-name="P22">P</text:p>
            <text:p text:style-name="P22">S</text:p>
            <text:p text:style-name="P22">2021</text:p>
            <text:p text:style-name="P22">L</text:p>
            <text:p text:style-name="P22">y</text:p>
          </table:table-cell>
          <table:table-cell table:style-name="TestCases.A2" office:value-type="string">
            <text:p text:style-name="P32"><text:span text:style-name="T3">c</text:span><text:span text:style-name="T2">out:</text:span></text:p>
            <text:p text:style-name="P35"><text:span text:style-name="T13">CS-1428, </text:span><text:span text:style-name="T12">S</text:span><text:span text:style-name="T13"> 202</text:span><text:span text:style-name="T12">1</text:span><text:span text:style-name="T13">, L</text:span></text:p>
            <text:p text:style-name="P32"><text:span text:style-name="T4">f</text:span><text:span text:style-name="T2">ile:</text:span><text:span text:style-name="T7"> </text:span></text:p>
            <text:p text:style-name="P35"><text:span text:style-name="T13">C</text:span><text:span text:style-name="T14">S-1428, F 2020, L</text:span></text:p>
            <text:p text:style-name="P35"><text:span text:style-name="T13">CS-1428, </text:span><text:span text:style-name="T14">S</text:span><text:span text:style-name="T13"> 202</text:span><text:span text:style-name="T14">1</text:span><text:span text:style-name="T13">, L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2">2</text:p>
            <text:p text:style-name="P22">ECE</text:p>
            <text:p text:style-name="P22">308</text:p>
            <text:p text:style-name="P22">2308</text:p>
            <text:p text:style-name="P22">S</text:p>
            <text:p text:style-name="P22">2019</text:p>
            <text:p text:style-name="P22">2021</text:p>
            <text:p text:style-name="P22">P</text:p>
            <text:p text:style-name="P22">y</text:p>
            <text:p text:style-name="P22">LANG</text:p>
            <text:p text:style-name="P22">5291</text:p>
            <text:p text:style-name="P22">4291</text:p>
            <text:p text:style-name="P22">F</text:p>
            <text:p text:style-name="P22">2022</text:p>
            <text:p text:style-name="P22">l</text:p>
            <text:p text:style-name="P22">L</text:p>
            <text:p text:style-name="P22">n</text:p>
          </table:table-cell>
          <table:table-cell table:style-name="TestCases.A2" office:value-type="string">
            <text:p text:style-name="P33"><text:span text:style-name="T3">c</text:span><text:span text:style-name="T2">out:</text:span></text:p>
            <text:p text:style-name="P35"><text:span text:style-name="T13">E</text:span><text:span text:style-name="T12">CE-2308, S 2021, P</text:span></text:p>
            <text:p text:style-name="P35"><text:span text:style-name="T12">LANG-4291, F 2022, L</text:span></text:p>
            <text:p text:style-name="P33"><text:span text:style-name="T4">f</text:span><text:span text:style-name="T5">ile</text:span><text:span text:style-name="T8">:</text:span></text:p>
            <text:p text:style-name="P35"><text:span text:style-name="T13">C</text:span><text:span text:style-name="T14">S-1428, F 2020, L</text:span></text:p>
            <text:p text:style-name="P35"><text:span text:style-name="T13">CS-1428, </text:span><text:span text:style-name="T14">S</text:span><text:span text:style-name="T13"> 202</text:span><text:span text:style-name="T14">1</text:span><text:span text:style-name="T13">, L</text:span></text:p>
            <text:p text:style-name="P35"><text:span text:style-name="T13">ECE-2308, S 2021, P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2">1</text:p>
            <text:p text:style-name="P22">cs</text:p>
            <text:p text:style-name="P22">CS</text:p>
            <text:p text:style-name="P22">33077</text:p>
            <text:p text:style-name="P22">3307</text:p>
            <text:p text:style-name="P22">s</text:p>
            <text:p text:style-name="P22">S</text:p>
            <text:p text:style-name="P25">2021</text:p>
            <text:p text:style-name="P25">1</text:p>
            <text:p text:style-name="P25">L</text:p>
            <text:p text:style-name="P25">n</text:p>
          </table:table-cell>
          <table:table-cell table:style-name="TestCases.A2" office:value-type="string">
            <text:p text:style-name="P33"><text:span text:style-name="T3">c</text:span><text:span text:style-name="T2">out: </text:span></text:p>
            <text:p text:style-name="P37"><text:span text:style-name="T9">C</text:span><text:span text:style-name="T6">S-3307, S 2021, L</text:span></text:p>
            <text:p text:style-name="P38"><text:span text:style-name="T1">file</text:span><text:span text:style-name="T6">: </text:span></text:p>
            <text:p text:style-name="P36"><text:span text:style-name="T13">C</text:span><text:span text:style-name="T14">S-1428, F 2020, L</text:span></text:p>
            <text:p text:style-name="P36"><text:span text:style-name="T13">CS-1428, </text:span><text:span text:style-name="T14">S</text:span><text:span text:style-name="T13"> 202</text:span><text:span text:style-name="T14">1</text:span><text:span text:style-name="T13">, L</text:span></text:p>
            <text:p text:style-name="P36"><text:span text:style-name="T13">ECE-2308, S 2021, P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</table:table>
      <text:p text:style-name="P3"><text:soft-page-break/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1</text:p>
            <text:p text:style-name="P25">LAN</text:p>
            <text:p text:style-name="P25">LANG</text:p>
            <text:p text:style-name="P25">5</text:p>
            <text:p text:style-name="P25">53</text:p>
            <text:p text:style-name="P25">5308</text:p>
            <text:p text:style-name="P25">3508</text:p>
            <text:p text:style-name="P23">F</text:p>
            <text:p text:style-name="P25">0</text:p>
            <text:p text:style-name="P25">23</text:p>
            <text:p text:style-name="P25">2023</text:p>
            <text:p text:style-name="P25">p</text:p>
            <text:p text:style-name="P25">P</text:p>
            <text:p text:style-name="P23">y</text:p>
          </table:table-cell>
          <table:table-cell table:style-name="Table1.A1" office:value-type="string">
            <text:p text:style-name="P34"><text:span text:style-name="T3">c</text:span><text:span text:style-name="T2">out:</text:span></text:p>
            <text:p text:style-name="P34"><text:span text:style-name="T11">LANG-3508, F 2023, P</text:span></text:p>
            <text:p text:style-name="P34"><text:span text:style-name="T4">f</text:span><text:span text:style-name="T2">ile:</text:span></text:p>
            <text:p text:style-name="P36"><text:span text:style-name="T13">C</text:span><text:span text:style-name="T14">S-1428, F 2020, L</text:span></text:p>
            <text:p text:style-name="P36"><text:span text:style-name="T13">CS-1428, </text:span><text:span text:style-name="T14">S</text:span><text:span text:style-name="T13"> 202</text:span><text:span text:style-name="T14">1</text:span><text:span text:style-name="T13">, L</text:span></text:p>
            <text:p text:style-name="P36"><text:span text:style-name="T13">ECE-2308, S 2021, P</text:span></text:p>
            <text:p text:style-name="P34"><text:span text:style-name="T11">LANG</text:span><text:span text:style-name="T7">-3508, F 2023, P</text:span></text:p>
          </table:table-cell>
          <table:table-cell table:style-name="Table1.A1" office:value-type="string">
            <text:p text:style-name="P26">8</text:p>
          </table:table-cell>
          <table:table-cell table:style-name="Table1.D1" office:value-type="string">
            <text:p text:style-name="P27"/>
          </table:table-cell>
        </table:table-row>
      </table:table>
      <text:p text:style-name="P19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20T09:07:35.155339282</dc:date>
    <meta:editing-duration>PT2H5M41S</meta:editing-duration>
    <meta:editing-cycles>13</meta:editing-cycles>
    <meta:generator>LibreOffice/6.4.5.2$Linux_X86_64 LibreOffice_project/40$Build-2</meta:generator>
    <meta:document-statistic meta:table-count="3" meta:image-count="0" meta:object-count="0" meta:page-count="3" meta:paragraph-count="125" meta:word-count="225" meta:character-count="940" meta:non-whitespace-character-count="836"/>
  </office:meta>
</office:document-meta>
</file>